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D1A4F8A600D53285.jpg" manifest:media-type="image/jpeg"/>
  <manifest:file-entry manifest:full-path="Pictures/100000000000002000000020B2FF2A327EABC87D.png" manifest:media-type="image/png"/>
  <manifest:file-entry manifest:full-path="Pictures/10000201000000C800000038D046C8376240DA2E.png" manifest:media-type="image/png"/>
  <manifest:file-entry manifest:full-path="Pictures/100002010000012C0000012CD11570756049435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2" svg:font-family="Calibri" style:font-family-generic="swiss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2" svg:font-family="Consolas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notes">
      <style:graphic-properties draw:fill-color="#ffffff" draw:auto-grow-height="true" fo:min-height="13.364cm"/>
    </style:style>
    <style:style style:name="pr3" style:family="presentation" style:parent-style-name="PHP_25_20Akademija_25_20template_25_20v41-title">
      <style:graphic-properties draw:auto-grow-height="true" fo:min-height="2.508cm"/>
    </style:style>
    <style:style style:name="pr4" style:family="presentation" style:parent-style-name="PHP_25_20Akademija_25_20template_25_20v41-outline1">
      <style:graphic-properties fo:min-height="19.75cm"/>
    </style:style>
    <style:style style:name="pr5" style:family="presentation" style:parent-style-name="PHP_25_20Akademija_25_20template_25_20v41-notes">
      <style:graphic-properties draw:fill-color="#ffffff" draw:auto-grow-height="true" fo:min-height="13.364cm"/>
    </style:style>
    <style:style style:name="pr6" style:family="presentation" style:parent-style-name="PHP_25_20Akademija_25_20template_25_20v41-title">
      <style:graphic-properties fo:min-height="2.508cm"/>
    </style:style>
    <style:style style:name="pr7" style:family="presentation" style:parent-style-name="PHP_25_20Akademija_25_20template_25_20v4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HP_25_20Akademija_25_20template_25_20v42" presentation:presentation-page-layout-name="AL1T19">
        <office:forms form:automatic-focus="false" form:apply-design-mode="false"/>
        <draw:frame presentation:style-name="pr1" draw:layer="layout" svg:width="32.399cm" svg:height="4.508cm" svg:x="1.801cm" svg:y="11.6cm" presentation:class="title" presentation:user-transformed="true">
          <draw:text-box>
            <text:p>Service Container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Što je service?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1" text:id="id1">PHP objekt koji obavlja neki "globalni" zadatak</text:p>
                <text:list>
                  <text:list-item>
                    <text:p xml:id="id2" text:id="id2">slanje mailova, sms-ova</text:p>
                  </text:list-item>
                  <text:list-item>
                    <text:p xml:id="id3" text:id="id3">spremanje objekta u bazu</text:p>
                  </text:list-item>
                  <text:list-item>
                    <text:p xml:id="id4" text:id="id4">neka twig ekstenzija</text:p>
                  </text:list-item>
                  <text:list-item>
                    <text:p xml:id="id5" text:id="id5">generiranje URL-a</text:p>
                  </text:list-item>
                  <text:list-item>
                    <text:p xml:id="id6" text:id="id6">servis za slanje newslettera</text:p>
                  </text:list-item>
                  <text:list-item>
                    <text:p xml:id="id7" text:id="id7">...</text:p>
                  </text:list-item>
                </text:list>
              </text:list-item>
              <text:list-item>
                <text:p>Mora biti stateless – servis ne prati podatke od jednog poziva metode do drugog</text:p>
                <text:list>
                  <text:list-item>
                    <text:p>ovo podrazumijeva da i svi servisi koje neki servis koristi moraju biti stateles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Service Container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 xml:id="id8" text:id="id8">ili <text:a xlink:href="http://symfony.com/doc/current/service_container.html#what-is-a-service-container" xlink:type="simple">Dependency Injection Container</text:a></text:p>
              </text:list-item>
              <text:list-item>
                <text:p xml:id="id9" text:id="id9">PHP objekt čija je odgovornost instanciranje servisa</text:p>
              </text:list-item>
              <text:list-item>
                <text:p xml:id="id10" text:id="id10">Prednosti:</text:p>
                <text:list>
                  <text:list-item>
                    <text:p xml:id="id11" text:id="id11">konfiguracija servisa je na jednom mjestu, umjesto da je razbacana po aplikaciji</text:p>
                  </text:list-item>
                  <text:list-item>
                    <text:p xml:id="id12" text:id="id12">pojednostavljuje korištenje servisa</text:p>
                  </text:list-item>
                  <text:list-item>
                    <text:p xml:id="id13" text:id="id13">smanjuje coupl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HP_25_20Akademija_25_20template_25_20v41" presentation:presentation-page-layout-name="AL2T1">
        <draw:frame presentation:style-name="pr6" draw:layer="layout" svg:width="25.8cm" svg:height="2.508cm" svg:x="1.8cm" svg:y="1.192cm" presentation:class="title" presentation:user-transformed="true">
          <draw:text-box>
            <text:p>Dependency injection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p xml:id="id14" text:id="id14">Ukratko: objekt dobiva vrijednosti svojih property-ja (instance varijabli) izvana:</text:p>
            <text:list text:style-name="L2">
              <text:list-item>
                <text:p xml:id="id15" text:id="id15">preko konstruktora (preferirani način)</text:p>
              </text:list-item>
              <text:list-item>
                <text:p xml:id="id16" text:id="id16">preko setter metoda</text:p>
              </text:list-item>
            </text:list>
            <text:p xml:id="id17" text:id="id17">Prednosti:</text:p>
            <text:list text:continue-numbering="true" text:style-name="L2">
              <text:list-item>
                <text:p xml:id="id18" text:id="id18">Lakše testiranje</text:p>
              </text:list-item>
              <text:list-item>
                <text:p xml:id="id19" text:id="id19">Objekt nije odgovoran za inicijalizaciju svojih dependency-ja</text:p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HP_25_20Akademija_25_20template_25_20v41" presentation:presentation-page-layout-name="AL2T1">
        <draw:frame presentation:style-name="pr6" draw:layer="layout" svg:width="25.8cm" svg:height="2.508cm" svg:x="1.8cm" svg:y="1.192cm" presentation:class="title" presentation:user-transformed="true">
          <draw:text-box>
            <text:p>Service Container - konfiguracija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p xml:id="id20" text:id="id20">Symfony service container podržava tri načina <text:a xlink:href="http://symfony.com/doc/current/service_container.html#creating-configuring-services-in-the-container" xlink:type="simple">konfiguracije</text:a>:</text:p>
            <text:list text:style-name="L2">
              <text:list-item>
                <text:p xml:id="id21" text:id="id21">YAML</text:p>
              </text:list-item>
              <text:list-item>
                <text:p xml:id="id22" text:id="id22">XML</text:p>
              </text:list-item>
              <text:list-item>
                <text:p xml:id="id23" text:id="id23">PHP</text:p>
              </text:list-item>
            </text:list>
            <text:p xml:id="id24" text:id="id24">Konfiguracija servisa je kod instalacije Symfony-ja u app/config/services.yml</text:p>
            <text:list text:continue-numbering="true" text:style-name="L2">
              <text:list-item>
                <text:p xml:id="id25" text:id="id25">Dobra praksa je definirati servise <text:a xlink:href="http://symfony.com/doc/current/bundles/extension.html" xlink:type="simple">unutar bundle-a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HP_25_20Akademija_25_20template_25_20v41" presentation:presentation-page-layout-name="AL2T1">
        <draw:frame presentation:style-name="pr6" draw:layer="layout" svg:width="25.8cm" svg:height="2.508cm" svg:x="1.8cm" svg:y="1.192cm" presentation:class="title" presentation:user-transformed="true">
          <draw:text-box>
            <text:p>Konfiguracija servisa preko XML-a</text:p>
          </draw:text-box>
        </draw:frame>
        <draw:frame presentation:style-name="pr4" draw:layer="layout" svg:width="31.8cm" svg:height="20cm" svg:x="1.8cm" svg:y="4.6cm" presentation:class="outline" presentation:user-transformed="true">
          <draw:text-box>
            <text:list text:style-name="L2">
              <text:list-item>
                <text:p>Za Booking aplikaciju ćemo definirati konfiguraciju unutar AppBundle-a u XML file-u (<text:a xlink:href="http://symfony.com/doc/current/bundles/extension.html" xlink:type="simple">upute</text:a>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HP_25_20Akademija_25_20template_25_20v41" presentation:presentation-page-layout-name="AL2T1">
        <draw:frame presentation:style-name="pr3" draw:layer="layout" svg:width="25.8cm" svg:height="2.508cm" svg:x="1.8cm" svg:y="1.192cm" presentation:class="title">
          <draw:text-box>
            <text:p>Korisni linkovi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><text:a xlink:href="https://en.wikipedia.org/wiki/Service-oriented_architecture" xlink:type="simple">Service Oriented Architecture</text:a></text:p>
              </text:list-item>
              <text:list-item>
                <text:p><text:a xlink:href="http://www.jamesshore.com/Blog/Dependency-Injection-Demystified.html" xlink:type="simple">Dependency Injection Demystified</text:a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2" svg:font-family="Calibri" style:font-family-generic="swiss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2" svg:font-family="Consolas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40000000300D1A4F8A600D53285.jpg" xlink:type="simple" xlink:show="embed" xlink:actuate="onLoad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Calibri2" fo:font-family="Calibri" style:font-family-generic="swiss" fo:font-size="12pt" fo:language="hr" fo:country="BA" style:letter-kerning="true" style:font-name-asian="Arial1" style:font-family-asian="Arial" style:font-family-generic-asian="swiss" style:font-pitch-asian="variable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Calibri2" fo:font-family="Calibri" style:font-family-generic="swiss" fo:font-size="12pt"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Code_20_style" style:display-name="Code style" style:family="graphic" style:parent-style-name="standard">
      <style:graphic-properties draw:stroke-dash="Dashed_20__28_var_29__20_4" draw:fill-color="#000000" draw:fill-gradient-name="Gradient_20_7" draw:fill-hatch-name="Hatching_20_1" draw:fill-image-name="Bitmap_20_2" draw:fill-image-width="0cm" draw:fill-image-height="0cm"/>
      <style:text-properties style:font-name="Consolas3" fo:font-family="Consolas" style:font-style-name="Regular" style:font-family-generic="modern" style:font-pitch="fixed"/>
    </style:styl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0T00:30:27.576000000</meta:creation-date>
    <dc:language>hr-HR</dc:language>
    <meta:editing-cycles>169</meta:editing-cycles>
    <meta:editing-duration>PT23H6M30S</meta:editing-duration>
    <meta:generator>LibreOffice/5.1.5.2$Windows_x86 LibreOffice_project/7a864d8825610a8c07cfc3bc01dd4fce6a9447e5</meta:generator>
    <dc:title>PHP Akademija template v4</dc:title>
    <dc:date>2016-12-19T16:44:44.052000000</dc:date>
    <meta:document-statistic meta:object-count="66"/>
  </office:meta>
</office:document-meta>
</file>